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Brodtekst">
      <style:text-properties officeooo:paragraph-rsid="00c9d435"/>
    </style:style>
    <style:style style:name="P4" style:family="paragraph" style:parent-style-name="Brodtekst">
      <style:text-properties officeooo:paragraph-rsid="00cc07a6"/>
    </style:style>
    <style:style style:name="P5" style:family="paragraph" style:parent-style-name="Brodtekst">
      <style:text-properties officeooo:paragraph-rsid="00d10d37"/>
    </style:style>
    <style:style style:name="P6" style:family="paragraph" style:parent-style-name="Brodtekst">
      <style:text-properties officeooo:paragraph-rsid="00e30727"/>
    </style:style>
    <style:style style:name="P7" style:family="paragraph" style:parent-style-name="Brodtekst">
      <style:text-properties officeooo:paragraph-rsid="00b6cde0"/>
    </style:style>
    <style:style style:name="P8" style:family="paragraph" style:parent-style-name="Brodtekst">
      <style:text-properties officeooo:paragraph-rsid="00be5f4c"/>
    </style:style>
    <style:style style:name="P9" style:family="paragraph" style:parent-style-name="_33_DUO_5f_Overskrift">
      <style:text-properties officeooo:paragraph-rsid="00e30727"/>
    </style:style>
    <style:style style:name="P10" style:family="paragraph" style:parent-style-name="_31_DUO_5f_Overskrift" style:master-page-name="First_20_Page">
      <style:paragraph-properties style:page-number="1"/>
      <style:text-properties officeooo:paragraph-rsid="00b3ae34"/>
    </style:style>
    <style:style style:name="P11" style:family="paragraph" style:parent-style-name="Brodtekst" style:list-style-name="L1">
      <style:text-properties officeooo:paragraph-rsid="00e30727"/>
    </style:style>
    <style:style style:name="P12" style:family="paragraph" style:parent-style-name="Brodtekst" style:list-style-name="L2">
      <style:text-properties officeooo:paragraph-rsid="00c9d435"/>
    </style:style>
    <style:style style:name="P13" style:family="paragraph" style:parent-style-name="Brodtekst" style:list-style-name="L2">
      <style:text-properties officeooo:paragraph-rsid="00cb5d28"/>
    </style:style>
    <style:style style:name="P14" style:family="paragraph" style:parent-style-name="Brodtekst" style:list-style-name="L2">
      <style:text-properties officeooo:paragraph-rsid="00cc07a6"/>
    </style:style>
    <style:style style:name="T1" style:family="text">
      <style:text-properties fo:language="nb" fo:country="NO" fo:font-weight="normal" officeooo:rsid="00b3ae34" style:font-weight-asian="normal" style:font-weight-complex="normal"/>
    </style:style>
    <style:style style:name="T2" style:family="text">
      <style:text-properties fo:language="nb" fo:country="NO" fo:font-weight="normal" officeooo:rsid="00b9d734" style:font-weight-asian="normal" style:font-weight-complex="normal"/>
    </style:style>
    <style:style style:name="T3" style:family="text">
      <style:text-properties fo:language="nb" fo:country="NO" fo:font-weight="normal" officeooo:rsid="00bc085a" style:font-weight-asian="normal" style:font-weight-complex="normal"/>
    </style:style>
    <style:style style:name="T4" style:family="text">
      <style:text-properties fo:language="nb" fo:country="NO" fo:font-weight="normal" officeooo:rsid="00bce2b7" style:font-weight-asian="normal" style:font-weight-complex="normal"/>
    </style:style>
    <style:style style:name="T5" style:family="text">
      <style:text-properties fo:language="nb" fo:country="NO" fo:font-weight="normal" officeooo:rsid="00bddc8c" style:font-weight-asian="normal" style:font-weight-complex="normal"/>
    </style:style>
    <style:style style:name="T6" style:family="text">
      <style:text-properties fo:language="nb" fo:country="NO" fo:font-weight="normal" officeooo:rsid="00be5f4c" style:font-weight-asian="normal" style:font-weight-complex="normal"/>
    </style:style>
    <style:style style:name="T7" style:family="text">
      <style:text-properties fo:language="nb" fo:country="NO" fo:font-weight="normal" officeooo:rsid="00c010b0" style:font-weight-asian="normal" style:font-weight-complex="normal"/>
    </style:style>
    <style:style style:name="T8" style:family="text">
      <style:text-properties fo:language="nb" fo:country="NO" fo:font-weight="normal" officeooo:rsid="00c14098" style:font-weight-asian="normal" style:font-weight-complex="normal"/>
    </style:style>
    <style:style style:name="T9" style:family="text">
      <style:text-properties fo:language="nb" fo:country="NO" fo:font-weight="normal" officeooo:rsid="00c2aeea" style:font-weight-asian="normal" style:font-weight-complex="normal"/>
    </style:style>
    <style:style style:name="T10" style:family="text">
      <style:text-properties fo:language="nb" fo:country="NO" fo:font-weight="normal" officeooo:rsid="00c41765" style:font-weight-asian="normal" style:font-weight-complex="normal"/>
    </style:style>
    <style:style style:name="T11" style:family="text">
      <style:text-properties fo:language="nb" fo:country="NO" fo:font-weight="normal" officeooo:rsid="00c4fdeb" style:font-weight-asian="normal" style:font-weight-complex="normal"/>
    </style:style>
    <style:style style:name="T12" style:family="text">
      <style:text-properties fo:language="nb" fo:country="NO" fo:font-weight="normal" officeooo:rsid="0084bf6c" style:font-weight-asian="normal" style:font-weight-complex="normal"/>
    </style:style>
    <style:style style:name="T13" style:family="text">
      <style:text-properties fo:language="nb" fo:country="NO" fo:font-weight="normal" officeooo:rsid="00c6804f" style:font-weight-asian="normal" style:font-weight-complex="normal"/>
    </style:style>
    <style:style style:name="T14" style:family="text">
      <style:text-properties fo:language="nb" fo:country="NO" fo:font-weight="normal" officeooo:rsid="00c74a02" style:font-weight-asian="normal" style:font-weight-complex="normal"/>
    </style:style>
    <style:style style:name="T15" style:family="text">
      <style:text-properties fo:language="nb" fo:country="NO" fo:font-weight="normal" officeooo:rsid="00c7de70" style:font-weight-asian="normal" style:font-weight-complex="normal"/>
    </style:style>
    <style:style style:name="T16" style:family="text">
      <style:text-properties fo:language="nb" fo:country="NO" fo:font-weight="normal" officeooo:rsid="00c86cd3" style:font-weight-asian="normal" style:font-weight-complex="normal"/>
    </style:style>
    <style:style style:name="T17" style:family="text">
      <style:text-properties fo:language="nb" fo:country="NO" fo:font-weight="normal" officeooo:rsid="00c958e7" style:font-weight-asian="normal" style:font-weight-complex="normal"/>
    </style:style>
    <style:style style:name="T18" style:family="text">
      <style:text-properties fo:language="nb" fo:country="NO" fo:font-weight="normal" officeooo:rsid="00c9d435" style:font-weight-asian="normal" style:font-weight-complex="normal"/>
    </style:style>
    <style:style style:name="T19" style:family="text">
      <style:text-properties fo:language="nb" fo:country="NO" fo:font-weight="normal" officeooo:rsid="00cb5d28" style:font-weight-asian="normal" style:font-weight-complex="normal"/>
    </style:style>
    <style:style style:name="T20" style:family="text">
      <style:text-properties fo:language="nb" fo:country="NO" fo:font-weight="normal" officeooo:rsid="00cc07a6" style:font-weight-asian="normal" style:font-weight-complex="normal"/>
    </style:style>
    <style:style style:name="T21" style:family="text">
      <style:text-properties fo:language="nb" fo:country="NO" fo:font-weight="normal" officeooo:rsid="00cf47d3" style:font-weight-asian="normal" style:font-weight-complex="normal"/>
    </style:style>
    <style:style style:name="T22" style:family="text">
      <style:text-properties fo:language="nb" fo:country="NO" fo:font-weight="normal" officeooo:rsid="00de2c0d" style:font-weight-asian="normal" style:font-weight-complex="normal"/>
    </style:style>
    <style:style style:name="T23" style:family="text">
      <style:text-properties fo:language="nb" fo:country="NO" fo:font-weight="normal" officeooo:rsid="00e00386" style:font-weight-asian="normal" style:font-weight-complex="normal"/>
    </style:style>
    <style:style style:name="T24" style:family="text">
      <style:text-properties fo:language="nb" fo:country="NO" fo:font-weight="normal" officeooo:rsid="014b847b" style:font-weight-asian="normal" style:font-weight-complex="normal"/>
    </style:style>
    <style:style style:name="T25" style:family="text">
      <style:text-properties fo:language="nb" fo:country="NO" fo:font-weight="normal" officeooo:rsid="0146af06" style:font-weight-asian="normal" style:font-weight-complex="normal"/>
    </style:style>
    <style:style style:name="T26" style:family="text">
      <style:text-properties fo:language="nb" fo:country="NO" fo:font-weight="normal" officeooo:rsid="00ea2058" style:font-weight-asian="normal" style:font-weight-complex="normal"/>
    </style:style>
    <style:style style:name="T27" style:family="text">
      <style:text-properties fo:language="nb" fo:country="NO" fo:font-style="italic" fo:font-weight="normal" officeooo:rsid="00cc07a6" style:font-style-asian="italic" style:font-weight-asian="normal" style:font-style-complex="italic" style:font-weight-complex="normal"/>
    </style:style>
    <style:style style:name="T28" style:family="text">
      <style:text-properties fo:language="nb" fo:country="NO" fo:font-style="italic" fo:font-weight="normal" officeooo:rsid="00e00386" style:font-style-asian="italic" style:font-weight-asian="normal" style:font-style-complex="italic" style:font-weight-complex="normal"/>
    </style:style>
    <style:style style:name="T29" style:family="text">
      <style:text-properties fo:language="nb" fo:country="NO" fo:font-style="italic" fo:font-weight="bold" officeooo:rsid="00bddc8c" style:font-style-asian="italic" style:font-weight-asian="bold" style:font-style-complex="italic" style:font-weight-complex="bold"/>
    </style:style>
    <style:style style:name="T30" style:family="text">
      <style:text-properties fo:language="nb" fo:country="NO" fo:font-style="normal" fo:font-weight="normal" officeooo:rsid="00b3ae34" style:font-style-asian="normal" style:font-weight-asian="normal" style:font-style-complex="normal" style:font-weight-complex="normal"/>
    </style:style>
    <style:style style:name="T31" style:family="text">
      <style:text-properties fo:language="nb" fo:country="NO" fo:font-style="normal" fo:font-weight="normal" officeooo:rsid="00cc07a6" style:font-style-asian="normal" style:font-weight-asian="normal" style:font-style-complex="normal" style:font-weight-complex="normal"/>
    </style:style>
    <style:style style:name="T32" style:family="text">
      <style:text-properties fo:language="nb" fo:country="NO" fo:font-style="normal" fo:font-weight="normal" officeooo:rsid="00d9e3db" style:font-style-asian="normal" style:font-weight-asian="normal" style:font-style-complex="normal" style:font-weight-complex="normal"/>
    </style:style>
    <style:style style:name="T33" style:family="text">
      <style:text-properties fo:language="nb" fo:country="NO" fo:font-style="normal" fo:font-weight="normal" officeooo:rsid="00c010b0" style:font-style-asian="normal" style:font-weight-asian="normal" style:font-style-complex="normal" style:font-weight-complex="normal"/>
    </style:style>
    <style:style style:name="T34" style:family="text">
      <style:text-properties fo:language="nb" fo:country="NO" fo:font-style="normal" fo:font-weight="normal" officeooo:rsid="00c14098" style:font-style-asian="normal" style:font-weight-asian="normal" style:font-style-complex="normal" style:font-weight-complex="normal"/>
    </style:style>
    <style:style style:name="T35" style:family="text">
      <style:text-properties fo:language="nb" fo:country="NO" fo:font-style="normal" fo:font-weight="normal" officeooo:rsid="00d24cfa" style:font-style-asian="normal" style:font-weight-asian="normal" style:font-style-complex="normal" style:font-weight-complex="normal"/>
    </style:style>
    <style:style style:name="T36" style:family="text">
      <style:text-properties fo:language="nb" fo:country="NO" fo:font-style="normal" fo:font-weight="normal" officeooo:rsid="00ce974a" style:font-style-asian="normal" style:font-weight-asian="normal" style:font-style-complex="normal" style:font-weight-complex="normal"/>
    </style:style>
    <style:style style:name="T37" style:family="text">
      <style:text-properties fo:language="nb" fo:country="NO" fo:font-style="normal" fo:font-weight="normal" officeooo:rsid="00c4fdeb" style:font-style-asian="normal" style:font-weight-asian="normal" style:font-style-complex="normal" style:font-weight-complex="normal"/>
    </style:style>
    <style:style style:name="T38" style:family="text">
      <style:text-properties fo:language="nb" fo:country="NO" fo:font-weight="bold" officeooo:rsid="00c41765" style:font-weight-asian="bold" style:font-weight-complex="bold"/>
    </style:style>
    <style:style style:name="T39" style:family="text">
      <style:text-properties fo:color="#ce181e" fo:language="nb" fo:country="NO" fo:font-weight="normal" officeooo:rsid="00d10d37" style:font-weight-asian="normal" style:font-weight-complex="normal"/>
    </style:style>
    <style:style style:name="T40" style:family="text">
      <style:text-properties fo:color="#ce181e" fo:language="nb" fo:country="NO" fo:font-style="normal" fo:font-weight="normal" officeooo:rsid="00f3e03f" style:language-asian="en" style:country-asian="US" style:font-style-asian="normal" style:font-weight-asian="normal" style:language-complex="ar" style:country-complex="SA" style:font-style-complex="normal" style:font-weight-complex="normal"/>
    </style:style>
    <style:style style:name="T41" style:family="text">
      <style:text-properties fo:color="#ce181e" fo:language="nb" fo:country="NO" fo:font-style="normal" fo:font-weight="normal" officeooo:rsid="00d1f563" style:language-asian="en" style:country-asian="US" style:font-style-asian="normal" style:font-weight-asian="normal" style:language-complex="ar" style:country-complex="SA" style:font-style-complex="normal" style:font-weight-complex="normal"/>
    </style:style>
    <style:style style:name="T42" style:family="text">
      <style:text-properties fo:font-weight="normal" officeooo:rsid="014b847b" style:font-weight-asian="normal" style:font-weight-complex="normal"/>
    </style:style>
    <style:style style:name="T43" style:family="text">
      <style:text-properties fo:font-weight="normal" officeooo:rsid="0146e556" style:font-weight-asian="normal" style:font-weight-complex="normal"/>
    </style:style>
    <style:style style:name="T44" style:family="text">
      <style:text-properties fo:font-weight="normal" officeooo:rsid="014b24ff" style:font-weight-asian="normal" style:font-weight-complex="normal"/>
    </style:style>
    <style:style style:name="T45" style:family="text">
      <style:text-properties fo:font-weight="normal" officeooo:rsid="014936a7" style:font-weight-asian="normal" style:font-weight-complex="normal"/>
    </style:style>
    <style:style style:name="T46" style:family="text">
      <style:text-properties fo:font-weight="normal" officeooo:rsid="00e89885" style:font-weight-asian="normal" style:font-weight-complex="normal"/>
    </style:style>
    <style:style style:name="T47" style:family="text">
      <style:text-properties fo:font-style="italic" fo:font-weight="normal" officeooo:rsid="014b847b" style:font-style-asian="italic" style:font-weight-asian="normal" style:font-style-complex="italic" style:font-weight-complex="normal"/>
    </style:style>
    <style:style style:name="T48" style:family="text">
      <style:text-properties fo:font-style="italic" fo:font-weight="normal" officeooo:rsid="014b24ff" style:font-style-asian="italic" style:font-weight-asian="normal" style:font-style-complex="italic" style:font-weight-complex="normal"/>
    </style:style>
    <style:style style:name="T49" style:family="text">
      <style:text-properties fo:font-style="normal" fo:font-weight="normal" officeooo:rsid="014b847b" style:font-style-asian="normal" style:font-weight-asian="normal" style:font-style-complex="normal" style:font-weight-complex="normal"/>
    </style:style>
    <style:style style:name="T50" style:family="text">
      <style:text-properties fo:font-style="normal" fo:font-weight="normal" officeooo:rsid="014b24ff"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Strong_20_Emphasis"><text:span text:style-name="T30">10 punkter - </text:span></text:span><text:span text:style-name="Strong_20_Emphasis"><text:span text:style-name="T32">bearbeidet</text:span></text:span></text:h>
      <text:p text:style-name="P7"/>
      <text:p text:style-name="P6"><text:span text:style-name="Strong_20_Emphasis"><text:span text:style-name="T42">1. Må det læres noe annet </text:span></text:span><text:span text:style-name="Strong_20_Emphasis"><text:span text:style-name="T47">i </text:span></text:span><text:span text:style-name="Strong_20_Emphasis"><text:span text:style-name="T49">det 21. århundre?</text:span></text:span></text:p>
      <text:p text:style-name="P6"><text:span text:style-name="Strong_20_Emphasis"><text:span text:style-name="T42">2. Målbarheten av den nye måten å lære er mer åpen og naturlig</text:span></text:span></text:p>
      <text:p text:style-name="P6"><text:span text:style-name="Strong_20_Emphasis"><text:span text:style-name="T43">Formaliseringen av læringsprosessen var et arbeid og et ideale som var strevet etter. Man måtte stille spørsmål ved barnets evne til å handle rasjonelt på grunnlag av informasjonen de fikk rett før karakteren var satt. Barnet skulle i det minste vite hvorfor hen var vurdert som en var, men dette var også formalisert i læringsprosessen. Man forsøkte å synkronisere skolen innen samfunnsutviklingen. </text:span></text:span><text:span text:style-name="Strong_20_Emphasis"><text:span text:style-name="T44">Klasserommet var en organisert/organiserende </text:span></text:span><text:span text:style-name="Strong_20_Emphasis"><text:span text:style-name="T48">mikroverden</text:span></text:span><text:span text:style-name="Strong_20_Emphasis"><text:span text:style-name="T50">. </text:span></text:span></text:p>
      <text:p text:style-name="P6"><text:span text:style-name="Strong_20_Emphasis"><text:span text:style-name="T49">3. Subjektet konstrueres sammen med objektet/objektivet</text:span></text:span></text:p>
      <text:list xml:id="list1846069815" text:style-name="L1">
        <text:list-item>
          <text:p text:style-name="P11"><text:span text:style-name="Strong_20_Emphasis"><text:span text:style-name="T5">Jeg var interessert i </text:span></text:span><text:span text:style-name="Strong_20_Emphasis"><text:span text:style-name="T6">måten det virtuelle rommet på skolen representerte et handlingsrom. </text:span></text:span></text:p>
        </text:list-item>
      </text:list>
      <text:p text:style-name="P6"><text:span text:style-name="Strong_20_Emphasis"><text:span text:style-name="T22">Når jeg kom til skolen ønsket jeg å studere utbyggingen av det virtuelle rommet. Noe som ikke var lett tilgjengelig, særlig med tanke på at jeg ikke viste i hvilken sammenheng å studere det innen. Jeg måtte forsøke å finne en slags helhetlig forståelse. Handlingsrommet jeg var interessert i hadde vært beskrevet som en industrialisering og en effektivisering. Her fant jeg kalendere og felles informasjon. Likevel var informasjonen som lå der selektiv, og det meste av kommunikasjon gikk utenom disse kanalene. </text:span></text:span><text:span text:style-name="Strong_20_Emphasis"><text:span text:style-name="T23">Det som likevel lå der var dokumenter som la grunnlag for rutinemessig kommunikasjon og </text:span></text:span><text:span text:style-name="Strong_20_Emphasis"><text:span text:style-name="T28">formelle</text:span></text:span><text:span text:style-name="Strong_20_Emphasis"><text:span text:style-name="T23"> beskjeder. </text:span></text:span></text:p>
      <text:p text:style-name="P6"><text:span text:style-name="Strong_20_Emphasis"><text:span text:style-name="T24">Formelle beskjeder spilte en viktig rolle i skapelsen av læringsidentiteten: selvets teknologi. </text:span></text:span></text:p>
      <text:list xml:id="list132430160627614" text:continue-numbering="true" text:style-name="L1">
        <text:list-item>
          <text:p text:style-name="P11"><text:span text:style-name="Strong_20_Emphasis"><text:span text:style-name="T3">Lokasjonen forandret seg ettersom man gikk over til sky-tjenester. </text:span></text:span><text:span text:style-name="Strong_20_Emphasis"><text:span text:style-name="T4">Noen rom er byttet ut, men </text:span></text:span><text:span text:style-name="Strong_20_Emphasis"><text:span text:style-name="T5">i praksis er det kanskje flyten av maskiner som forandres mest. Datamaskinen knyttes til eleven, både kontraktmessig og igjennom bruken av applikasjoner.</text:span></text:span></text:p>
        </text:list-item>
        <text:list-item>
          <text:p text:style-name="P11"><text:span text:style-name="Strong_20_Emphasis"><text:span text:style-name="T33">Innenfor disse virtuelle rommene var det samlet opp spesifikasjoner som sørget for å ta vare på skolens mange mandater </text:span></text:span><text:span text:style-name="Strong_20_Emphasis"><text:span text:style-name="T34">og gj</text:span></text:span><text:span text:style-name="Strong_20_Emphasis"><text:span text:style-name="T35">ø</text:span></text:span><text:span text:style-name="Strong_20_Emphasis"><text:span text:style-name="T34">re dem rutinemessig. Normaliseringen av skolen handlet </text:span></text:span><text:span text:style-name="Strong_20_Emphasis"><text:span text:style-name="T36">i alle fall til dels </text:span></text:span><text:span text:style-name="Strong_20_Emphasis"><text:span text:style-name="T34">derfor om at et iterativt arbeid tok form der som andre </text:span></text:span><text:soft-page-break/><text:span text:style-name="Strong_20_Emphasis"><text:span text:style-name="T34">steder. Skolens nye sky-applikasjon Zokrates kom også i større grad til å representere skolen fremfor læreren </text:span></text:span><text:span text:style-name="Strong_20_Emphasis"><text:span text:style-name="T37">ettersom mer av informasjonen fra Sharepoint skulle inn dit. </text:span></text:span></text:p>
        </text:list-item>
      </text:list>
      <text:h text:style-name="P9" text:outline-level="3"><text:span text:style-name="Strong_20_Emphasis">Så hvordan samskapes grensen?</text:span></text:h>
      <text:p text:style-name="P6"><text:span text:style-name="Strong_20_Emphasis"><text:span text:style-name="T45">Administrasjonen får en annen rolle og griper inn i måten det lokale demokratiet gjøres. </text:span></text:span></text:p>
      <text:list xml:id="list132429928028865" text:continue-numbering="true" text:style-name="L1">
        <text:list-item>
          <text:p text:style-name="P11"><text:span text:style-name="Strong_20_Emphasis"><text:span text:style-name="T3">Visma Flyt var utgangspunktet for min tilgang til den </text:span></text:span><text:span text:style-name="Strong_20_Emphasis"><text:span text:style-name="T29">virtuelle</text:span></text:span><text:span text:style-name="Strong_20_Emphasis"><text:span text:style-name="T3"> lokasjonen. </text:span></text:span><text:span text:style-name="Strong_20_Emphasis"><text:span text:style-name="T5">Denne kan man gå inn på fra overalt der det er Internett, men slik som området på skolen sorteres den av regnskapssystemet. </text:span></text:span><text:span text:style-name="Strong_20_Emphasis"><text:span text:style-name="T8">Brukeren var portalen til skolens ’systemer’. Regnskapssystemet koblet også brukere på tvers av systemer. Slik sørget Visma også</text:span></text:span><text:span text:style-name="Strong_20_Emphasis"><text:span text:style-name="T7"> for å sikre rettighetene til de med spesielle behov. </text:span></text:span></text:p>
        </text:list-item>
      </text:list>
      <text:p text:style-name="P6"><text:span text:style-name="Strong_20_Emphasis"><text:span text:style-name="T11"/></text:span></text:p>
      <text:list xml:id="list132430746506708" text:continue-numbering="true" text:style-name="L1">
        <text:list-item>
          <text:p text:style-name="P11"><text:span text:style-name="Strong_20_Emphasis"><text:span text:style-name="T15">Denne funksjonen erstattet i praksis også LMS og </text:span></text:span><text:span text:style-name="Strong_20_Emphasis"><text:span text:style-name="T19">brøyt med ideen om et eget læringstjeneste-</text:span></text:span><text:span text:style-name="Strong_20_Emphasis"><text:span text:style-name="T20">leverandør marked knyttet til et Internett der ute og erstattet dette med en </text:span></text:span><text:span text:style-name="Strong_20_Emphasis"><text:span text:style-name="T27">teknologi </text:span></text:span><text:span text:style-name="Strong_20_Emphasis"><text:span text:style-name="T31">som verdisatte prosessenes effektivitet og produktivitet på en annen måte.</text:span></text:span></text:p>
        </text:list-item>
        <text:list-item>
          <text:p text:style-name="P11"><text:span text:style-name="Strong_20_Emphasis"><text:span text:style-name="T2">Denne virtuelle kvaliteten var også viktig da r</text:span></text:span><text:span text:style-name="Strong_20_Emphasis"><text:span text:style-name="T1">ektor </text:span></text:span><text:span text:style-name="Strong_20_Emphasis"><text:span text:style-name="T2">valgte</text:span></text:span><text:span text:style-name="Strong_20_Emphasis"><text:span text:style-name="T1"> en ny retning for skuta. Det skje</text:span></text:span><text:span text:style-name="Strong_20_Emphasis"><text:span text:style-name="T2">dde</text:span></text:span><text:span text:style-name="Strong_20_Emphasis"><text:span text:style-name="T1"> en profesjonalisering der fokus </text:span></text:span><text:span text:style-name="Strong_20_Emphasis"><text:span text:style-name="T2">var</text:span></text:span><text:span text:style-name="Strong_20_Emphasis"><text:span text:style-name="T1"> på HR </text:span></text:span><text:span text:style-name="Strong_20_Emphasis"><text:span text:style-name="T2">fremfor</text:span></text:span><text:span text:style-name="Strong_20_Emphasis"><text:span text:style-name="T1"> en aktiv politisk føring. </text:span></text:span><text:span text:style-name="Strong_20_Emphasis"><text:span text:style-name="T9">Systemene var kjøpt inn av skolen som grep inn i aspekter ved skolens organisasjon og gjorde dem teknologiske som tidligere var regulerende. </text:span></text:span><text:span text:style-name="Strong_20_Emphasis"><text:span text:style-name="T10">Digitaliseringen av arbeidsplanen grep inn og </text:span></text:span><text:span text:style-name="Strong_20_Emphasis"><text:span text:style-name="T38">gjorde teknisk en viktig demokratisk/politisk prosess</text:span></text:span><text:span text:style-name="Strong_20_Emphasis"><text:span text:style-name="T10"> i den lokale bearbeidelsen av målene i læreplanen. </text:span></text:span></text:p>
        </text:list-item>
        <text:list-item>
          <text:p text:style-name="P11"><text:span text:style-name="Strong_20_Emphasis"><text:span text:style-name="T12">Integreringen av programvaren i operativsystemet fungerte sånn at det stabiliserte forholdet mellom eleven og det virtuelle ’klasserommet’ der elevene samlet opp filer. Det ordnet dette rommet på en slik måte at det også konvergerte med det ’vanlige’ klasserommet </text:span></text:span><text:span text:style-name="Strong_20_Emphasis"><text:span text:style-name="T11">i tid og rom</text:span></text:span><text:span text:style-name="Strong_20_Emphasis"><text:span text:style-name="T12">. </text:span></text:span><text:span text:style-name="Strong_20_Emphasis"><text:span text:style-name="T11">Elevene var posisjonert på en slik måte at </text:span></text:span><text:span text:style-name="Strong_20_Emphasis"><text:span text:style-name="T13">det grep inn i eksamineringen (skapelsen av subjekt og objekt), selv om dette også møtte motstand. </text:span></text:span></text:p>
        </text:list-item>
        <text:list-item>
          <text:p text:style-name="P11"><text:span text:style-name="Strong_20_Emphasis"><text:span text:style-name="T25">Hva var det virtuelle rommet? Det var et flytende rom, som sånn sett også la grunnlaget for pågående vurdering. </text:span></text:span><text:span text:style-name="Strong_20_Emphasis"><text:span text:style-name="T15">Sentralt ifra kom det også sterke signaler om at underveisvurdering </text:span></text:span><text:span text:style-name="Strong_20_Emphasis"><text:span text:style-name="T16">var krevd av loven og dens prosessorienterte forskrifter. ’Å lære å </text:span></text:span><text:soft-page-break/><text:span text:style-name="Strong_20_Emphasis"><text:span text:style-name="T16">lære’ var gjort til både en økonomisk nødvendighet og basert på vitenskapelige former for kunnskap om læringens natur. </text:span></text:span></text:p>
        </text:list-item>
        <text:list-item>
          <text:p text:style-name="P11"><text:span text:style-name="Strong_20_Emphasis"><text:span text:style-name="T14">I det nye nettverket hadde ledelsen prioritert å la være å overføre det gamle systemet</text:span></text:span><text:span text:style-name="Strong_20_Emphasis"><text:span text:style-name="T15">s klassifiseringssystem og de </text:span></text:span><text:span text:style-name="Strong_20_Emphasis"><text:span text:style-name="T14">ressurse</text:span></text:span><text:span text:style-name="Strong_20_Emphasis"><text:span text:style-name="T15">ne som var delt der</text:span></text:span><text:span text:style-name="Strong_20_Emphasis"><text:span text:style-name="T14">. </text:span></text:span><text:span text:style-name="Strong_20_Emphasis"><text:span text:style-name="T15">Ressursene i timen i stor grad basert i</text:span></text:span><text:span text:style-name="Strong_20_Emphasis"><text:span text:style-name="T17">nnen for rammene av</text:span></text:span><text:span text:style-name="Strong_20_Emphasis"><text:span text:style-name="T15"> aggregerte ’</text:span></text:span><text:span text:style-name="Strong_20_Emphasis"><text:span text:style-name="T17">meninger’/offentligheter</text:span></text:span><text:span text:style-name="Strong_20_Emphasis"><text:span text:style-name="T15">. </text:span></text:span></text:p>
        </text:list-item>
        <text:list-item>
          <text:p text:style-name="P11"><text:span text:style-name="Strong_20_Emphasis"><text:span text:style-name="T17">Utviklings-programmene i skolen gikk vekk fra teoretisk (politisk) prinsipper og forsøkte å representere lærerne via lokalt/erfaringsbasert kunnskap. Det å observere seg selv lære i en ’naturlig’ setting – et her og nå – </text:span></text:span><text:span text:style-name="Strong_20_Emphasis"><text:span text:style-name="T18">var en ikke-abstrakt måte å håndtere simultane handlinger og det simultane. En måte å unngå skillet mellom det lærende subjektet og objektet som flytter fokus mot innhold og ikke mediet (artikkelen, regnestykket, osv). Seminarlederen mener dette er en mer naturlig måte å vurdere på enn igjennom en prøve og sier man må unnlate den disiplinerende øvelsen det er å gi prøver for å sette grupper på plass. </text:span></text:span><text:span text:style-name="Strong_20_Emphasis"><text:span text:style-name="T21">(objektet er levende). </text:span></text:span></text:p>
        </text:list-item>
      </text:list>
      <text:p text:style-name="P8"><text:span text:style-name="Strong_20_Emphasis"><text:span text:style-name="T21"/></text:span></text:p>
      <text:p text:style-name="P3"><text:span text:style-name="Strong_20_Emphasis"><text:span text:style-name="T18">Diskusjon:</text:span></text:span></text:p>
      <text:list xml:id="list2395899574" text:style-name="L2">
        <text:list-item>
          <text:p text:style-name="P12"><text:span text:style-name="Strong_20_Emphasis"><text:span text:style-name="T18">Denne nye måten å se ’helheten’ i barnet på (her og nå) assosierer jeg med diskusjonen om angst og behovet for å la være å se 6. elever som gode i alt, selv innad i et fag. </text:span></text:span><text:span text:style-name="Strong_20_Emphasis"><text:span text:style-name="T19">Dette prinsippet kan utvides til behovet for at læreren ikke vet noe om det lærende individet annet enn der og da.</text:span></text:span></text:p>
        </text:list-item>
        <text:list-item>
          <text:p text:style-name="P12"><text:span text:style-name="Strong_20_Emphasis"><text:span text:style-name="T19">Jeg ser der også</text:span></text:span><text:span text:style-name="Strong_20_Emphasis"><text:span text:style-name="T18"> at lærerne reagerer mot </text:span></text:span><text:span text:style-name="Strong_20_Emphasis"><text:span text:style-name="T19">det å gi fra seg ansvar for å disiplinere de som ikke gjør noe, eller i det minste å gi elevene best mulig sjans til å gjøre det bra på eksamen. </text:span></text:span></text:p>
        </text:list-item>
        <text:list-item>
          <text:p text:style-name="P13"><text:span text:style-name="Strong_20_Emphasis"><text:span text:style-name="T19">Overfloden involvert i å kun kunne se hva en elev gjør av gangen (en flytende autoritet) som en helhet må forståes som tilknyttet Internett og det digitale læringsmiljøet. En slik modulering/ordning erstatter disiplinen involvert i å lære sjangerne og de ’felles kulturelle rammene’ knyttet til papir kunnskap. </text:span></text:span></text:p>
        </text:list-item>
        <text:list-item>
          <text:p text:style-name="P14"><text:span text:style-name="Strong_20_Emphasis"><text:span text:style-name="T20">Verdisettingen av teknologien som noe som griper inn i læringen kan forståes som en naturliggjøring av læring som en måte å løse et problem på: knyttet til disse materialitetens semotiske verdi som generaliserende. </text:span></text:span></text:p>
        </text:list-item>
      </text:list>
      <text:p text:style-name="P4"><text:soft-page-break/><text:span text:style-name="Strong_20_Emphasis"><text:span text:style-name="T20"/></text:span></text:p>
      <text:p text:style-name="P5"><text:span text:style-name="Strong_20_Emphasis"><text:span text:style-name="T39">*</text:span></text:span><text:span text:style-name="Strong_20_Emphasis"><text:span text:style-name="T40">Brukeren var et monster: i relasjon med en deamon </text:span></text:span><text:span text:style-name="Strong_20_Emphasis"><text:span text:style-name="T41">(bakgrunnliggende prosesser på computeren som oppdaterer og ’svarer’ automatisk innenfor nettver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MP2"/>
      </style:footer>
      <style:footer-left>
        <text:p text:style-name="MP2"><text:page-number text:select-page="current">IV</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8</meta:editing-cycles>
    <meta:print-date>2009-03-06T08:41:00</meta:print-date>
    <meta:creation-date>2012-08-21T07:27:00</meta:creation-date>
    <dc:date>2019-01-08T13:24:28.865634693</dc:date>
    <meta:editing-duration>P3DT1H21M36S</meta:editing-duration>
    <meta:generator>LibreOffice/6.0.7.3$Linux_X86_64 LibreOffice_project/00m0$Build-3</meta:generator>
    <meta:document-statistic meta:table-count="0" meta:image-count="0" meta:object-count="0" meta:page-count="4" meta:paragraph-count="29" meta:word-count="990" meta:character-count="6213" meta:non-whitespace-character-count="5249"/>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8agoBh4o"/&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